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paragraph-properties>
        <style:tab-stops/>
      </style:paragraph-properties>
    </style:style>
    <style:style style:name="P10" style:family="paragraph" style:parent-style-name="Text_20_body">
      <style:paragraph-properties fo:text-align="justify" style:justify-single-word="false" fo:orphans="2" fo:widows="2" style:writing-mode="lr-tb"/>
    </style:style>
    <style:style style:name="P11" style:family="paragraph" style:parent-style-name="Standard" style:list-style-name="L4">
      <style:paragraph-properties>
        <style:tab-stops/>
      </style:paragraph-properties>
    </style:style>
    <style:style style:name="P12"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3" style:family="paragraph" style:parent-style-name="Standard" style:list-style-name="L5">
      <style:paragraph-properties>
        <style:tab-stops/>
      </style:paragraph-properties>
    </style:style>
    <style:style style:name="P14"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5"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7"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8" style:family="paragraph" style:parent-style-name="Footer">
      <style:paragraph-properties fo:text-align="center" style:justify-single-word="false"/>
      <style:text-properties fo:color="#666666" fo:font-style="italic" style:font-style-asian="italic" style:font-style-complex="italic"/>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0"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31" style:family="paragraph" style:parent-style-name="Standard" style:list-style-name="L1">
      <style:paragraph-properties>
        <style:tab-stops/>
      </style:paragraph-properties>
    </style:style>
    <style:style style:name="P32" style:family="paragraph" style:parent-style-name="Standard" style:list-style-name="L2">
      <style:paragraph-properties>
        <style:tab-stops/>
      </style:paragraph-properties>
    </style:style>
    <style:style style:name="P33" style:family="paragraph" style:parent-style-name="Standard" style:list-style-name="L3">
      <style:paragraph-properties>
        <style:tab-stops/>
      </style:paragraph-properties>
    </style:style>
    <style:style style:name="P34" style:family="paragraph" style:parent-style-name="Standard" style:list-style-name="L4">
      <style:paragraph-properties>
        <style:tab-stops/>
      </style:paragraph-properties>
    </style:style>
    <style:style style:name="P35" style:family="paragraph" style:parent-style-name="Standard" style:list-style-name="L5">
      <style:paragraph-properties>
        <style:tab-stops/>
      </style:paragraph-properties>
    </style:style>
    <style:style style:name="P36" style:family="paragraph" style:parent-style-name="Standard" style:list-style-name="WWNum3">
      <style:paragraph-properties fo:margin-left="0.053cm" fo:margin-right="0cm" fo:text-indent="0cm" style:auto-text-indent="false">
        <style:tab-stops/>
      </style:paragraph-properties>
    </style:style>
    <style:style style:name="P37" style:family="paragraph" style:parent-style-name="Standard" style:list-style-name="WWNum3">
      <style:paragraph-properties fo:margin-left="1.244cm" fo:margin-right="0cm" fo:text-indent="-1.191cm" style:auto-text-indent="false">
        <style:tab-stops/>
      </style:paragraph-properties>
    </style:style>
    <style:style style:name="P38" style:family="paragraph" style:parent-style-name="Standard" style:list-style-name="WWNum3">
      <style:paragraph-properties fo:margin-left="2.501cm" fo:margin-right="0cm" fo:text-indent="-1.191cm" style:auto-text-indent="false">
        <style:tab-stops/>
      </style:paragraph-properties>
    </style:style>
    <style:style style:name="P39" style:family="paragraph" style:parent-style-name="Standard" style:list-style-name="WWNum3">
      <style:paragraph-properties fo:margin-left="1.251cm" fo:margin-right="0cm" fo:text-indent="0cm" style:auto-text-indent="false">
        <style:tab-stops/>
      </style:paragraph-properties>
    </style:style>
    <style:style style:name="P40"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1"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4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4"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93592880" text:id="ct93592880">
          <text:insertion>
            <office:change-info>
              <dc:creator>Alba Neila</dc:creator>
              <dc:date>2013-11-14T14:28:00</dc:date>
            </office:change-info>
          </text:insertion>
        </text:changed-region>
        <text:changed-region xml:id="ct93593296" text:id="ct93593296">
          <text:insertion>
            <office:change-info>
              <dc:creator>Alba Neila</dc:creator>
              <dc:date>2013-11-14T16:30:00</dc:date>
            </office:change-info>
          </text:insertion>
        </text:changed-region>
        <text:changed-region xml:id="ct93593400" text:id="ct93593400">
          <text:insertion>
            <office:change-info>
              <dc:creator>Alba Neila</dc:creator>
              <dc:date>2013-11-14T16:31:00</dc:date>
            </office:change-info>
          </text:insertion>
        </text:changed-region>
        <text:changed-region xml:id="ct93592984" text:id="ct93592984">
          <text:insertion>
            <office:change-info>
              <dc:creator>Alba Neila</dc:creator>
              <dc:date>2013-11-14T16:31:00</dc:date>
            </office:change-info>
          </text:insertion>
        </text:changed-region>
        <text:changed-region xml:id="ct93593504" text:id="ct93593504">
          <text:insertion>
            <office:change-info>
              <dc:creator>Alba Neila</dc:creator>
              <dc:date>2013-11-14T14:28:00</dc:date>
            </office:change-info>
          </text:insertion>
        </text:changed-region>
        <text:changed-region xml:id="ct93593816" text:id="ct93593816">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93593712" text:id="ct93593712">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93593608" text:id="ct93593608">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3758155372535120529"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39666598"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5983846170182575353"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39695321" text:continue-list="list39666598"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39689003"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text:p>
            <text:list xml:id="list39678626" text:continue-list="list5983846170182575353"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39674983" text:continue-list="list39689003"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text:p>
              </text:list-header>
            </text:list>
            <text:list xml:id="list3148686779350139690" text:style-name="L2">
              <text:list-item>
                <text:p text:style-name="P8">Código.</text:p>
              </text:list-item>
              <text:list-item>
                <text:p text:style-name="P8">Nombre.</text:p>
              </text:list-item>
              <text:list-item>
                <text:p text:style-name="P8">Descripción.</text:p>
              </text:list-item>
              <text:list-item>
                <text:p text:style-name="P8">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text:p>
            <text:list xml:id="list2721764517963045516" text:style-name="L3">
              <text:list-item>
                <text:p text:style-name="P9">Código.</text:p>
              </text:list-item>
              <text:list-item>
                <text:p text:style-name="P9">Nombre.</text:p>
              </text:list-item>
              <text:list-item>
                <text:p text:style-name="P9">Tipo de escritura (opcional).</text:p>
              </text:list-item>
              <text:list-item>
                <text:p text:style-name="P9">Fecha (opcional).</text:p>
              </text:list-item>
              <text:list-item>
                <text:p text:style-name="P9">Descripción.</text:p>
              </text:list-item>
              <text:list-item>
                <text:p text:style-name="P9">Nivel de dificultad (bajo, intermedio, alto).</text:p>
              </text:list-item>
              <text:list-item>
                <text:p text:style-name="P9">Imagen.</text:p>
              </text:list-item>
              <text:list-item>
                <text:p text:style-name="P9">Transcripción.</text:p>
              </text:list-item>
            </text:list>
            <text:p text:style-name="P10"><text:span text:style-name="T4">RI 4</text:span>: Para cada <text:span text:style-name="T3">colección</text:span> de documentos, se almacenará la siguiente información:</text:p>
            <text:list xml:id="list5071554876627085479" text:style-name="L4">
              <text:list-item>
                <text:p text:style-name="P11">Código.</text:p>
              </text:list-item>
              <text:list-item>
                <text:p text:style-name="P11">Nombre.</text:p>
              </text:list-item>
              <text:list-item>
                <text:p text:style-name="P11">Descripción.</text:p>
              </text:list-item>
              <text:list-item>
                <text:p text:style-name="P11">Orden de los documentos.</text:p>
              </text:list-item>
            </text:list>
            <text:p text:style-name="P10"><text:span text:style-name="T4">RI 5</text:span>: Para cada <text:span text:style-name="T3">ejercicio</text:span>, se almacenará la siguiente información:</text:p>
            <text:list xml:id="list4302783878857042580" text:style-name="L5">
              <text:list-item>
                <text:p text:style-name="P12">Código.</text:p>
              </text:list-item>
              <text:list-item>
                <text:p text:style-name="P13">Nivel de dificultad en la realización.</text:p>
              </text:list-item>
              <text:list-item>
                <text:p text:style-name="P13"><text:s/>Objetivo.</text:p>
              </text:list-item>
            </text:list>
            <text:h text:style-name="Heading_20_2" text:outline-level="2">Requisitos de Interfaz</text:h>
            <text:list xml:id="list39683408" text:continue-list="list39674983" text:style-name="WWNum3">
              <text:list-header>
                <text:p text:style-name="P1"><text:span text:style-name="T4">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93593920" text:id="ct93593920">
          <text:insertion>
            <office:change-info>
              <dc:creator>Alba Neila</dc:creator>
              <dc:date>2013-11-14T16:44:00</dc:date>
            </office:change-info>
          </text:insertion>
        </text:changed-region>
        <text:changed-region xml:id="ct93594024" text:id="ct93594024">
          <text:insertion>
            <office:change-info>
              <dc:creator>Alba Neila</dc:creator>
              <dc:date>2013-11-14T16:52:00</dc:date>
            </office:change-info>
          </text:insertion>
        </text:changed-region>
        <text:changed-region xml:id="ct93594128" text:id="ct93594128">
          <text:insertion>
            <office:change-info>
              <dc:creator>Alba Neila</dc:creator>
              <dc:date>2013-11-14T16:53:00</dc:date>
            </office:change-info>
          </text:insertion>
        </text:changed-region>
        <text:changed-region xml:id="ct93594232" text:id="ct93594232">
          <text:insertion>
            <office:change-info>
              <dc:creator>Alba Neila</dc:creator>
              <dc:date>2013-11-14T16:54:00</dc:date>
            </office:change-info>
          </text:insertion>
        </text:changed-region>
        <text:changed-region xml:id="ct93594336" text:id="ct93594336">
          <text:insertion>
            <office:change-info>
              <dc:creator>Alba Neila</dc:creator>
              <dc:date>2013-11-14T16:55:00</dc:date>
            </office:change-info>
          </text:insertion>
        </text:changed-region>
        <text:changed-region xml:id="ct93594440" text:id="ct93594440">
          <text:insertion>
            <office:change-info>
              <dc:creator>Alba Neila</dc:creator>
              <dc:date>2013-11-14T16:56:00</dc:date>
            </office:change-info>
          </text:insertion>
        </text:changed-region>
        <text:changed-region xml:id="ct93594544" text:id="ct93594544">
          <text:insertion>
            <office:change-info>
              <dc:creator>Alba Neila</dc:creator>
              <dc:date>2013-11-14T16:46:00</dc:date>
            </office:change-info>
          </text:insertion>
        </text:changed-region>
        <text:changed-region xml:id="ct93594648" text:id="ct93594648">
          <text:insertion>
            <office:change-info>
              <dc:creator>Alba Neila</dc:creator>
              <dc:date>2013-11-14T16:37:00</dc:date>
            </office:change-info>
          </text:insertion>
        </text:changed-region>
        <text:changed-region xml:id="ct93594752" text:id="ct9359475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change-start text:change-id="ct93592880"/>UNIVERSIDAD DE BURGOS</text:p>
      <text:p text:style-name="P28">ESCUELA POLITÉCNICA SUPERIOR</text:p>
      <text:p text:style-name="P29"/>
      <text:p text:style-name="P27">MÁSTER UNIVERSITARIO EN INGENIERÍA INFORMÁTICA</text:p>
      <text:p text:style-name="P26"/>
      <text:p text:style-name="P25"><draw:frame draw:style-name="fr1" draw:name="gráficos1" text:anchor-type="paragraph" svg:width="5.56cm" svg:height="7.999cm" draw:z-index="0"><draw:image xlink:href="Pictures/2000000B0000232E0000380CB876C5BE.svm" xlink:type="simple" xlink:show="embed" xlink:actuate="onLoad"/></draw:frame></text:p>
      <text:p text:style-name="P23">TRABAJO FIN DE MÁSTER</text:p>
      <text:p text:style-name="P24">Aplicación web para la realización de ejercicios paleográficos</text:p>
      <text:p text:style-name="P20"/>
      <text:p text:style-name="P20"/>
      <text:p text:style-name="P23">ANEXO IV:</text:p>
      <text:p text:style-name="P30">DOCUMENTACIÓN TÉCNICA DE PROGRAMACIÓN</text:p>
      <text:p text:style-name="P5"/>
      <text:p text:style-name="P20"><text:change-end text:change-id="ct93592880"/></text:p>
      <text:section text:style-name="Sect1" text:name="Sección1">
        <text:p text:style-name="P4"><text:change-start text:change-id="ct93593296"/>Tutor</text:p>
        <text:p text:style-name="P5">Álvaro Herrero Cosio</text:p>
        <text:p text:style-name="P4">Autora</text:p>
        <text:p text:style-name="P5">Alba Neila Neila</text:p>
        <text:p text:style-name="P4"><text:change-end text:change-id="ct93593296"/><text:change-start text:change-id="ct93593400"/>Colaboración</text:p>
        <text:p text:style-name="P5">Sonia Serna<text:change-end text:change-id="ct93593400"/></text:p>
      </text:section>
      <text:p text:style-name="P27"><text:change-start text:change-id="ct93592984"/></text:p>
      <text:p text:style-name="P27"/>
      <text:p text:style-name="P22">Burgos, Febrero 2014<text:change-end text:change-id="ct93592984"/><text:change-start text:change-id="ct93593504"/></text:p>
      <text:h text:style-name="Heading_20_1" text:outline-level="1"><text:change-end text:change-id="ct93593504"/><text:change text:change-id="ct93593816"/><text:change text:change-id="ct93593712"/><text:change text:change-id="ct93593608"/><text:change-start text:change-id="ct93593920"/><text:soft-page-break/>Introducción</text:h>
      <text:h text:style-name="Heading_20_1" text:outline-level="1"><text:change-end text:change-id="ct93593920"/><text:change-start text:change-id="ct93594024"/>Estructura de directo<text:change-end text:change-id="ct93594024"/><text:change-start text:change-id="ct93594128"/>rios</text:h>
      <text:h text:style-name="Heading_20_1" text:outline-level="1">Bibliotecas utilizadas</text:h>
      <text:h text:style-name="Heading_20_1" text:outline-level="1">Manual del programador</text:h>
      <text:h text:style-name="Heading_20_2" text:outline-level="2"><text:change-end text:change-id="ct93594128"/><text:change-start text:change-id="ct93594232"/>4.1. <text:change-end text:change-id="ct93594232"/><text:change-start text:change-id="ct93594336"/>Aptana Studio 3</text:h>
      <text:h text:style-name="Heading_20_2" text:outline-level="2">4.2. Git</text:h>
      <text:p text:style-name="Standard"/>
      <text:p text:style-name="Standard"/>
      <text:h text:style-name="Heading_20_1" text:outline-level="1"><text:change-end text:change-id="ct93594336"/><text:change-start text:change-id="ct93594440"/>Pruebas</text:h>
      <text:p text:style-name="Standard"><text:change-end text:change-id="ct93594440"/><text:change-start text:change-id="ct93594544"/></text:p>
      <text:p text:style-name="Standard"/>
      <text:p text:style-name="Standard"><text:change-end text:change-id="ct93594544"/><text:change-start text:change-id="ct93594648"/></text:p>
      <text:p text:style-name="Standard"><text:change-end text:change-id="ct93594648"/><text:change-start text:change-id="ct93594752"/></text:p>
      <text:h text:style-name="Heading_20_1" text:outline-level="1" text:is-list-header="true"><text:change-end text:change-id="ct9359475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899640" text:id="ct93899640">
            <text:insertion>
              <office:change-info>
                <dc:creator>Alba Neila</dc:creator>
                <dc:date>2013-11-14T14:06:00</dc:date>
              </office:change-info>
            </text:insertion>
          </text:changed-region>
          <text:changed-region xml:id="ct93899744" text:id="ct93899744">
            <text:format-change>
              <office:change-info>
                <dc:creator>Alba Neila</dc:creator>
                <dc:date>2013-11-14T14:04:00</dc:date>
              </office:change-info>
            </text:format-change>
          </text:changed-region>
        </text:tracked-changes>
        <text:p text:style-name="MP1"><text:change-start text:change-id="ct93899640"/></text:p>
        <text:p text:style-name="MP2"><text:change-end text:change-id="ct93899640"/><text:change-start text:change-id="ct93899744"/>TFM: Aplicación web para la realización de ejercicios paleográficos</text:p>
        <text:p text:style-name="MP3">Alba Neila Neila</text:p>
        <text:p text:style-name="MP4"><text:change-end text:change-id="ct93899744"/></text:p>
      </style:header>
      <style:footer>
        <text:p text:style-name="MP5">Página <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59</meta:editing-cycles>
    <meta:creation-date>2013-10-23T08:35:00</meta:creation-date>
    <dc:date>2013-11-15T19:53:15.72</dc:date>
    <meta:editing-duration>PT7H55M27S</meta:editing-duration>
    <meta:generator>OpenOffice/4.0.1$Win32 OpenOffice.org_project/401m5$Build-9714</meta:generator>
    <dc:creator>Alba Neila</dc:creator>
    <meta:document-statistic meta:table-count="0" meta:image-count="1" meta:object-count="0" meta:page-count="2" meta:paragraph-count="99" meta:word-count="912" meta:character-count="58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